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Property.setObjectValue( Objec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Property.BooleanProperty( String name ,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Property.get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roperty.Bool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roperty.setRunningVersion( boolean runn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